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P21" style:parent-style-name="Normal" style:list-style-name="LFO3" style:family="paragraph"/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5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6" style:family="paragraph"/>
    <style:style style:name="P37" style:parent-style-name="Normal" style:list-style-name="LFO6" style:family="paragraph"/>
    <style:style style:name="P38" style:parent-style-name="Normal" style:list-style-name="LFO6" style:family="paragraph"/>
    <style:style style:name="P39" style:parent-style-name="Normal" style:list-style-name="LFO6" style:family="paragraph"/>
    <style:style style:name="P40" style:parent-style-name="Normal" style:list-style-name="LFO6" style:family="paragraph"/>
    <style:style style:name="T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ableColumn44" style:family="table-column">
      <style:table-column-properties style:column-width="0.9527in"/>
    </style:style>
    <style:style style:name="TableColumn45" style:family="table-column">
      <style:table-column-properties style:column-width="0.7861in"/>
    </style:style>
    <style:style style:name="TableColumn46" style:family="table-column">
      <style:table-column-properties style:column-width="0.3541in"/>
    </style:style>
    <style:style style:name="TableColumn47" style:family="table-column">
      <style:table-column-properties style:column-width="1.918in"/>
    </style:style>
    <style:style style:name="TableColumn48" style:family="table-column">
      <style:table-column-properties style:column-width="1.1243in"/>
    </style:style>
    <style:style style:name="Table43" style:family="table">
      <style:table-properties style:width="5.1354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7" style:family="paragraph"/>
    <style:style style:name="P93" style:parent-style-name="Normal" style:list-style-name="LFO7" style:family="paragraph"/>
    <style:style style:name="P94" style:parent-style-name="Normal" style:list-style-name="LFO7" style:family="paragraph"/>
    <style:style style:name="P95" style:parent-style-name="Normal" style:list-style-name="LFO7" style:family="paragraph"/>
    <style:style style:name="P96" style:parent-style-name="Normal" style:list-style-name="LFO7" style:family="paragraph"/>
    <style:style style:name="T9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📘</text:span><text:span text:style-name="T3"><text:s/>What Is a Data Dictionary?</text:span></text:p>
      <text:p text:style-name="Normal">A<text:s/><text:span text:style-name="T4">data dictionary</text:span><text:s/>is basically a guidebook for your database.<text:line-break/>It explains:</text:p>
      <text:list text:style-name="LFO1" text:continue-numbering="true">
        <text:list-item>
          <text:p text:style-name="P5">What each field is called</text:p>
        </text:list-item>
        <text:list-item>
          <text:p text:style-name="P6">What type of data it stores</text:p>
        </text:list-item>
        <text:list-item>
          <text:p text:style-name="P7">What it means</text:p>
        </text:list-item>
        <text:list-item>
          <text:p text:style-name="P8">Any rules it follows</text:p>
        </text:list-item>
      </text:list>
      <text:p text:style-name="Normal">Think of it like a<text:s/><text:span text:style-name="T9">service manual for your database</text:span><text:s/>— instead of parts, it lists data fields.</text:p>
      <text:p text:style-name="Normal"><draw:custom-shape svg:x="0in" svg:y="0in" svg:width="45.51042in" svg:height="0.00139in" draw:z-index="0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">🧱</text:span><text:span text:style-name="T11"><text:s/>Core Parts of a Data Dictionary</text:span></text:p>
      <text:p text:style-name="Normal"><text:span text:style-name="T12">1️</text:span><text:span text:style-name="T13">⃣</text:span><text:span text:style-name="T14"><text:s/>Field Name</text:span></text:p>
      <text:list text:style-name="LFO2" text:continue-numbering="true">
        <text:list-item>
          <text:p text:style-name="P15">The name used in the database</text:p>
        </text:list-item>
        <text:list-item>
          <text:p text:style-name="P16">Example: customer_id</text:p>
        </text:list-item>
      </text:list>
      <text:p text:style-name="Normal"><draw:custom-shape svg:x="0in" svg:y="0in" svg:width="45.51042in" svg:height="0.00139in" draw:z-index="0" draw:id="id1" draw:style-name="a1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">2️</text:span><text:span text:style-name="T18">⃣</text:span><text:span text:style-name="T19"><text:s/>Data Type</text:span></text:p>
      <text:p text:style-name="Normal">What kind of data it stores.</text:p>
      <text:p text:style-name="Normal">Common ones:</text:p>
      <text:list text:style-name="LFO3" text:continue-numbering="true">
        <text:list-item>
          <text:p text:style-name="P20">INT → Whole numbers</text:p>
        </text:list-item>
        <text:list-item>
          <text:p text:style-name="P21">VARCHAR → Text</text:p>
        </text:list-item>
        <text:list-item>
          <text:p text:style-name="P22">DATE → Dates</text:p>
        </text:list-item>
        <text:list-item>
          <text:p text:style-name="P23">BOOLEAN → True/False</text:p>
        </text:list-item>
        <text:list-item>
          <text:p text:style-name="P24">DECIMAL → Numbers with decimal places</text:p>
        </text:list-item>
      </text:list>
      <text:p text:style-name="Normal"><draw:custom-shape svg:x="0in" svg:y="0in" svg:width="45.51042in" svg:height="0.00139in" draw:z-index="0" draw:id="id2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">3️</text:span><text:span text:style-name="T26">⃣</text:span><text:span text:style-name="T27"><text:s/>Field Size</text:span></text:p>
      <text:p text:style-name="Normal">How big it can be.</text:p>
      <text:p text:style-name="Normal">Example:</text:p>
      <text:list text:style-name="LFO4" text:continue-numbering="true">
        <text:list-item>
          <text:p text:style-name="P28">VARCHAR(50) → Max 50 characters</text:p>
        </text:list-item>
      </text:list>
      <text:soft-page-break/>
      <text:p text:style-name="Normal"><draw:custom-shape svg:x="0in" svg:y="0in" svg:width="45.51042in" svg:height="0.00139in" draw:z-index="0" draw:id="id3" draw:style-name="a3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">4️</text:span><text:span text:style-name="T30">⃣</text:span><text:span text:style-name="T31"><text:s/>Description</text:span></text:p>
      <text:p text:style-name="Normal">What the field actually means.</text:p>
      <text:p text:style-name="Normal">Example:</text:p>
      <text:list text:style-name="LFO5" text:continue-numbering="true">
        <text:list-item>
          <text:p text:style-name="P32">customer_id → Unique ID for each customer</text:p>
        </text:list-item>
      </text:list>
      <text:p text:style-name="Normal"><draw:custom-shape svg:x="0in" svg:y="0in" svg:width="45.51042in" svg:height="0.00139in" draw:z-index="0" draw:id="id4" draw:style-name="a4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">5️</text:span><text:span text:style-name="T34">⃣</text:span><text:span text:style-name="T35"><text:s/>Constraints (Rules)</text:span></text:p>
      <text:p text:style-name="Normal">These control what’s allowed.</text:p>
      <text:list text:style-name="LFO6" text:continue-numbering="true">
        <text:list-item>
          <text:p text:style-name="P36">PRIMARY KEY → Unique identifier</text:p>
        </text:list-item>
        <text:list-item>
          <text:p text:style-name="P37">FOREIGN KEY → Links to another table</text:p>
        </text:list-item>
        <text:list-item>
          <text:p text:style-name="P38">NOT NULL → Cannot be empty</text:p>
        </text:list-item>
        <text:list-item>
          <text:p text:style-name="P39">UNIQUE → No duplicates</text:p>
        </text:list-item>
        <text:list-item>
          <text:p text:style-name="P40">DEFAULT → Auto value if nothing entered</text:p>
        </text:list-item>
      </text:list>
      <text:p text:style-name="Normal"><draw:custom-shape svg:x="0in" svg:y="0in" svg:width="45.51042in" svg:height="0.00139in" draw:z-index="0" draw:id="id5" draw:style-name="a5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📊</text:span><text:span text:style-name="T42"><text:s/>Example Data Dictionary Table</text:span>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header-rows>
          <table:table-row table:style-name="TableRow49">
            <table:table-cell table:style-name="TableCell50">
              <text:p text:style-name="P51">Field Name</text:p>
            </table:table-cell>
            <table:table-cell table:style-name="TableCell52">
              <text:p text:style-name="P53">Data Type</text:p>
            </table:table-cell>
            <table:table-cell table:style-name="TableCell54">
              <text:p text:style-name="P55">Size</text:p>
            </table:table-cell>
            <table:table-cell table:style-name="TableCell56">
              <text:p text:style-name="P57">Description</text:p>
            </table:table-cell>
            <table:table-cell table:style-name="TableCell58">
              <text:p text:style-name="P59">Constraints</text:p>
            </table:table-cell>
          </table:table-row>
        </table:table-header-rows>
        <table:table-row table:style-name="TableRow60">
          <table:table-cell table:style-name="TableCell61">
            <text:p text:style-name="Normal">customer_id</text:p>
          </table:table-cell>
          <table:table-cell table:style-name="TableCell62">
            <text:p text:style-name="Normal">INT</text:p>
          </table:table-cell>
          <table:table-cell table:style-name="TableCell63">
            <text:p text:style-name="Normal">—</text:p>
          </table:table-cell>
          <table:table-cell table:style-name="TableCell64">
            <text:p text:style-name="Normal">Unique customer ID</text:p>
          </table:table-cell>
          <table:table-cell table:style-name="TableCell65">
            <text:p text:style-name="Normal">PK, NOT NULL</text:p>
          </table:table-cell>
        </table:table-row>
        <table:table-row table:style-name="TableRow66">
          <table:table-cell table:style-name="TableCell67">
            <text:p text:style-name="Normal">first_name</text:p>
          </table:table-cell>
          <table:table-cell table:style-name="TableCell68">
            <text:p text:style-name="Normal">VARCHAR</text:p>
          </table:table-cell>
          <table:table-cell table:style-name="TableCell69">
            <text:p text:style-name="Normal">50</text:p>
          </table:table-cell>
          <table:table-cell table:style-name="TableCell70">
            <text:p text:style-name="Normal">Customer’s first name</text:p>
          </table:table-cell>
          <table:table-cell table:style-name="TableCell71">
            <text:p text:style-name="Normal">NOT NULL</text:p>
          </table:table-cell>
        </table:table-row>
        <table:table-row table:style-name="TableRow72">
          <table:table-cell table:style-name="TableCell73">
            <text:p text:style-name="Normal">email</text:p>
          </table:table-cell>
          <table:table-cell table:style-name="TableCell74">
            <text:p text:style-name="Normal">VARCHAR</text:p>
          </table:table-cell>
          <table:table-cell table:style-name="TableCell75">
            <text:p text:style-name="Normal">100</text:p>
          </table:table-cell>
          <table:table-cell table:style-name="TableCell76">
            <text:p text:style-name="Normal">Customer email address</text:p>
          </table:table-cell>
          <table:table-cell table:style-name="TableCell77">
            <text:p text:style-name="Normal">UNIQUE</text:p>
          </table:table-cell>
        </table:table-row>
        <table:table-row table:style-name="TableRow78">
          <table:table-cell table:style-name="TableCell79">
            <text:p text:style-name="Normal">date_joined</text:p>
          </table:table-cell>
          <table:table-cell table:style-name="TableCell80">
            <text:p text:style-name="Normal">DATE</text:p>
          </table:table-cell>
          <table:table-cell table:style-name="TableCell81">
            <text:p text:style-name="Normal">—</text:p>
          </table:table-cell>
          <table:table-cell table:style-name="TableCell82">
            <text:p text:style-name="Normal">Date account was created</text:p>
          </table:table-cell>
          <table:table-cell table:style-name="TableCell83">
            <text:p text:style-name="Normal">NOT NULL</text:p>
          </table:table-cell>
        </table:table-row>
        <table:table-row table:style-name="TableRow84">
          <table:table-cell table:style-name="TableCell85">
            <text:p text:style-name="Normal">is_active</text:p>
          </table:table-cell>
          <table:table-cell table:style-name="TableCell86">
            <text:p text:style-name="Normal">BOOLEAN</text:p>
          </table:table-cell>
          <table:table-cell table:style-name="TableCell87">
            <text:p text:style-name="Normal">—</text:p>
          </table:table-cell>
          <table:table-cell table:style-name="TableCell88">
            <text:p text:style-name="Normal">Whether account is active</text:p>
          </table:table-cell>
          <table:table-cell table:style-name="TableCell89">
            <text:p text:style-name="Normal">DEFAULT TRUE</text:p>
          </table:table-cell>
        </table:table-row>
      </table:table>
      <text:p text:style-name="Normal"><draw:custom-shape svg:x="0in" svg:y="0in" svg:width="45.51042in" svg:height="0.00139in" draw:z-index="0" draw:id="id6" draw:style-name="a6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0">🛠</text:span><text:span text:style-name="T91"><text:s/>Why It’s Important (Exam Point)</text:span></text:p>
      <text:list text:style-name="LFO7" text:continue-numbering="true">
        <text:list-item>
          <text:p text:style-name="P92">Keeps data consistent</text:p>
        </text:list-item>
        <text:list-item>
          <text:p text:style-name="P93">Helps developers understand the database</text:p>
        </text:list-item>
        <text:list-item>
          <text:p text:style-name="P94">Makes maintenance easier</text:p>
        </text:list-item>
        <text:list-item>
          <text:p text:style-name="P95">Prevents confusion</text:p>
        </text:list-item>
        <text:list-item>
          <text:p text:style-name="P96">Improves data quality</text:p>
        </text:list-item>
      </text:list>
      <text:p text:style-name="Normal"><draw:custom-shape svg:x="0in" svg:y="0in" svg:width="45.51042in" svg:height="0.00139in" draw:z-index="0" draw:id="id7" draw:style-name="a7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7">🧠</text:span><text:span text:style-name="T98"><text:s/>Quick Exam Definition</text:span></text:p>
      <text:p text:style-name="Normal">A data dictionary is a document that describes the structure of a database, including field names, data types, sizes, descriptions, and constraint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3-15T21:00:00Z</meta:creation-date>
    <dc:date>2026-03-15T21:00:00Z</dc:date>
    <meta:template xlink:href="Normal" xlink:type="simple"/>
    <meta:editing-cycles>1</meta:editing-cycles>
    <meta:editing-duration>PT0S</meta:editing-duration>
    <meta:document-statistic meta:page-count="3" meta:paragraph-count="3" meta:word-count="245" meta:character-count="1642" meta:row-count="11" meta:non-whitespace-character-count="1400"/>
  </office:meta>
</office:document-meta>
</file>